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Arabic" svg:font-family="'Adobe Arabic'" style:font-pitch="variable"/>
    <style:font-face style:name="Adobe Arabic1" svg:font-family="'Adobe Arabic'" style:font-adornments="Regular" style:font-pitch="variable"/>
    <style:font-face style:name="FreeSans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 style:list-style-name="L2">
      <style:paragraph-properties fo:margin-left="0.0209in" fo:margin-right="0.0209in" fo:margin-top="0in" fo:margin-bottom="0in" style:contextual-spacing="false" fo:text-align="start" style:justify-single-word="false" fo:orphans="2" fo:widows="2" fo:text-indent="0in" style:auto-text-indent="false" fo:padding="0in" fo:border="none" style:writing-mode="lr-tb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 style:writing-mode="lr-tb"/>
    </style:style>
    <style:style style:name="T1" style:family="text">
      <style:text-properties fo:font-variant="normal" fo:text-transform="none" fo:color="#111111" loext:opacity="100%" style:font-name="apple-system" fo:font-size="12pt" fo:letter-spacing="normal" fo:font-style="normal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loext:padding-left="0in" loext:padding-right="0in" loext:padding-top="0in" loext:padding-bottom="0.0193in" loext:border-left="none" loext:border-right="none" loext:border-top="none" loext:border-bottom="1.5pt solid #000000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11111" loext:opacity="100%" style:font-name="apple-system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11111" loext:opacity="100%" style:font-name="apple-system" fo:font-size="14pt" fo:letter-spacing="normal" fo:font-style="normal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7">Center of Gravity (COG)</text:span></text:span></text:p>
      <text:p text:style-name="P1"><text:span text:style-name="Strong_20_Emphasis"><text:span text:style-name="T5">Advantages</text:span></text:span><text:span text:style-name="Strong_20_Emphasis"><text:span text:style-name="T2">: The COG method is the most prevalent and physically appealing of all the defuzzification methods. It provides a crisp value based on the center of gravity of the fuzzy set.</text:span></text:span></text:p>
      <text:p text:style-name="P1"><text:span text:style-name="Strong_20_Emphasis"><text:span text:style-name="T5">Disadvantages</text:span></text:span><text:span text:style-name="Strong_20_Emphasis"><text:span text:style-name="T2">: The COG method is computationally intensive. It requires the calculation of the area and the center of gravity or centroid of each sub-area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7">Center of Sums (COS)</text:span></text:span></text:p>
      <text:p text:style-name="P1"><text:span text:style-name="Strong_20_Emphasis"><text:span text:style-name="T5">Advantages</text:span></text:span><text:span text:style-name="Strong_20_Emphasis"><text:span text:style-name="T2">: The COS method is the most commonly used defuzzification method. It considers the area of overlapping regions multiple times.</text:span></text:span></text:p>
      <text:p text:style-name="P1"><text:span text:style-name="Strong_20_Emphasis"><text:span text:style-name="T5">Disadvantages</text:span></text:span><text:span text:style-name="Strong_20_Emphasis"><text:span text:style-name="T2">: In the COS method, the overlapping area is counted multiple times, which might not be desirable in some cas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7">Center of Area (COA)</text:span></text:span></text:p>
      <text:p text:style-name="P1"><text:span text:style-name="Strong_20_Emphasis"><text:span text:style-name="T5">Advantages</text:span></text:span><text:span text:style-name="Strong_20_Emphasis"><text:span text:style-name="T2">: The COA method is simple, computationally effective, and widely used. If the fuzzy set has two sub-regions, then the center of gravity of the sub-region with the largest area can be used to calculate the defuzzified value.</text:span></text:span></text:p>
      <text:p text:style-name="P1"><text:span text:style-name="Strong_20_Emphasis"><text:span text:style-name="T5">Disadvantages</text:span></text:span><text:span text:style-name="Strong_20_Emphasis"><text:span text:style-name="T2">: The COA method might not be applicable when the height is not uniqu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7">Mean of Maxima (MOM)</text:span></text:span></text:p>
      <text:p text:style-name="P1"><text:span text:style-name="Strong_20_Emphasis"><text:span text:style-name="T5">Advantages</text:span></text:span><text:span text:style-name="Strong_20_Emphasis"><text:span text:style-name="T2">: The MOM method is simple, fast, and easily interpretable. It relies on the position of maximum membership of an element at a particular position in a fuzzy set.</text:span></text:span></text:p>
      <text:p text:style-name="P1"><text:span text:style-name="Strong_20_Emphasis"><text:span text:style-name="T5">Disadvantages</text:span></text:span><text:span text:style-name="Strong_20_Emphasis"><text:span text:style-name="T2">: The MOM method might not be applicable to asymmetric function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Arabic" svg:font-family="'Adobe Arabic'" style:font-pitch="variable"/>
    <style:font-face style:name="Adobe Arabic1" svg:font-family="'Adobe Arabic'" style:font-adornments="Regular" style:font-pitch="variable"/>
    <style:font-face style:name="FreeSans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end" style:justify-single-word="false" style:writing-mode="rl-tb"/>
      <style:text-properties fo:font-size="18pt" fo:language="en" fo:country="US" officeooo:rsid="0012c413" style:font-size-asian="15.8000001907349pt" style:font-name-complex="Adobe Arabic1" style:font-family-complex="'Adobe Arabic'" style:font-style-name-complex="Regular" style:font-pitch-complex="variable" style:font-size-complex="20pt" style:language-complex="fa" style:country-complex="IR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 style:writing-mode="rl-tb"/>
      <style:text-properties fo:font-size="20pt" fo:language="en" fo:country="US" style:font-size-asian="17.5pt" style:font-name-complex="Adobe Arabic1" style:font-family-complex="'Adobe Arabic'" style:font-style-name-complex="Regular" style:font-pitch-complex="variable" style:font-size-complex="22pt" style:language-complex="fa" style:country-complex="IR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FreeSans" fo:font-family="FreeSans" style:font-style-name="Regular" style:font-family-generic="swiss" style:font-pitch="variable" fo:font-size="26pt" fo:language="none" fo:country="none" fo:font-weight="normal" officeooo:rsid="001112ec" style:font-size-asian="28pt" style:font-weight-asian="bold" style:font-name-complex="Adobe Arabic" style:font-family-complex="'Adobe Arabic'" style:font-pitch-complex="variable" style:font-size-complex="28pt" style:language-complex="fa" style:country-complex="IR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23:03:57.582584551</meta:creation-date>
    <dc:title>Persian_docs</dc:title>
    <meta:generator>LibreOffice/7.3.7.2$Linux_X86_64 LibreOffice_project/30$Build-2</meta:generator>
    <meta:editing-duration>PT2M55S</meta:editing-duration>
    <meta:editing-cycles>2</meta:editing-cycles>
    <dc:date>2023-12-29T23:06:52.011830500</dc:date>
    <meta:document-statistic meta:table-count="0" meta:image-count="0" meta:object-count="0" meta:page-count="1" meta:paragraph-count="12" meta:word-count="203" meta:character-count="1252" meta:non-whitespace-character-count="1061"/>
    <meta:template xlink:type="simple" xlink:actuate="onRequest" xlink:title="Persian_docs" xlink:href="../Persian_docs.ott" meta:date="2023-12-29T23:03:56.889451344"/>
  </office:meta>
</office:document-meta>
</file>